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5101977</text:p>
      <text:p text:style-name="Standard">15100991</text:p>
      <text:p text:style-name="Standard">15073313</text:p>
      <text:p text:style-name="Standard">15060055</text:p>
      <text:p text:style-name="Standard">15060026</text:p>
      <text:p text:style-name="Standard">15039313</text:p>
      <text:p text:style-name="Standard">15024844</text:p>
      <text:p text:style-name="Standard">15001355</text:p>
      <text:p text:style-name="Standard">15001186</text:p>
      <text:p text:style-name="Standard">14985343</text:p>
      <text:p text:style-name="Standard">14970819</text:p>
      <text:p text:style-name="Standard">14705929</text:p>
      <text:p text:style-name="Standard">14567051</text:p>
      <text:p text:style-name="Standard">12923105</text:p>
      <text:p text:style-name="Standard">12913492</text:p>
      <text:p text:style-name="Standard">12909351</text:p>
      <text:p text:style-name="Standard">12896813</text:p>
      <text:p text:style-name="Standard">12892877</text:p>
      <text:p text:style-name="Standard">12867561</text:p>
      <text:p text:style-name="Standard">12867460</text:p>
      <text:p text:style-name="Standard">12855171</text:p>
      <text:p text:style-name="Standard">12813095</text:p>
      <text:p text:style-name="Standard">12732473</text:p>
      <text:p text:style-name="Standard">12730325</text:p>
      <text:p text:style-name="Standard">12719266</text:p>
      <text:p text:style-name="Standard">12664194</text:p>
      <text:p text:style-name="Standard">12662929</text:p>
      <text:p text:style-name="Standard">12624192</text:p>
      <text:p text:style-name="Standard">12594020</text:p>
      <text:p text:style-name="Standard">12562788</text:p>
      <text:p text:style-name="Standard">12524310</text:p>
      <text:p text:style-name="Standard">12511514</text:p>
      <text:p text:style-name="Standard">12374832</text:p>
      <text:p text:style-name="Standard">12366836</text:p>
      <text:p text:style-name="Standard">12217691</text:p>
      <text:p text:style-name="Standard">12054792</text:p>
      <text:p text:style-name="Standard">11983908</text:p>
      <text:p text:style-name="Standard">11948156</text:p>
      <text:p text:style-name="Standard">11895941</text:p>
      <text:p text:style-name="Standard">20420469</text:p>
      <text:p text:style-name="Standard">20397205</text:p>
      <text:p text:style-name="Standard">20368723</text:p>
      <text:p text:style-name="Standard">20363801</text:p>
      <text:p text:style-name="Standard">20333235</text:p>
      <text:p text:style-name="Standard">20304988</text:p>
      <text:p text:style-name="Standard">20233308</text:p>
      <text:p text:style-name="Standard">20233302</text:p>
      <text:p text:style-name="Standard">20204450</text:p>
      <text:p text:style-name="Standard">20203052</text:p>
      <text:p text:style-name="Standard">20184859</text:p>
      <text:p text:style-name="Standard">20156455</text:p>
      <text:p text:style-name="Standard">20154133</text:p>
      <text:p text:style-name="Standard"><text:soft-page-break/>20133571</text:p>
      <text:p text:style-name="Standard">20006482</text:p>
      <text:p text:style-name="Standard">19919668</text:p>
      <text:p text:style-name="Standard">19699799</text:p>
      <text:p text:style-name="Standard">17811532</text:p>
      <text:p text:style-name="Standard">17749596</text:p>
      <text:p text:style-name="Standard">16346016</text:p>
      <text:p text:style-name="Standard">20003186</text:p>
      <text:p text:style-name="Standard">19913475</text:p>
      <text:p text:style-name="Standard">19895217</text:p>
      <text:p text:style-name="Standard">19857501</text:p>
      <text:p text:style-name="Standard">19717629</text:p>
      <text:p text:style-name="Standard">19712406</text:p>
      <text:p text:style-name="Standard">19706726</text:p>
      <text:p text:style-name="Standard">19700548</text:p>
      <text:p text:style-name="Standard">19627504</text:p>
      <text:p text:style-name="Standard">19625415</text:p>
      <text:p text:style-name="Standard">19620340</text:p>
      <text:p text:style-name="Standard">19600614</text:p>
      <text:p text:style-name="Standard">19592588</text:p>
      <text:p text:style-name="Standard">19542284</text:p>
      <text:p text:style-name="Standard">19502394</text:p>
      <text:p text:style-name="Standard">19497327</text:p>
      <text:p text:style-name="Standard">19361928</text:p>
      <text:p text:style-name="Standard">19299134</text:p>
      <text:p text:style-name="Standard">19234112</text:p>
      <text:p text:style-name="Standard">19210619</text:p>
      <text:p text:style-name="Standard">19183284</text:p>
      <text:p text:style-name="Standard">19181813</text:p>
      <text:p text:style-name="Standard">19170881</text:p>
      <text:p text:style-name="Standard">19170878</text:p>
      <text:p text:style-name="Standard">19133273</text:p>
      <text:p text:style-name="Standard">19081724</text:p>
      <text:p text:style-name="Standard">18668121</text:p>
      <text:p text:style-name="Standard">19081534</text:p>
      <text:p text:style-name="Standard">18999716</text:p>
      <text:p text:style-name="Standard">18999482</text:p>
      <text:p text:style-name="Standard">18851079</text:p>
      <text:p text:style-name="Standard">18834143</text:p>
      <text:p text:style-name="Standard">18753783</text:p>
      <text:p text:style-name="Standard">18723648</text:p>
      <text:p text:style-name="Standard">18647830</text:p>
      <text:p text:style-name="Standard">18635679</text:p>
      <text:p text:style-name="Standard">18600633</text:p>
      <text:p text:style-name="Standard">18566286</text:p>
      <text:p text:style-name="Standard">18566274</text:p>
      <text:p text:style-name="Standard">18505842</text:p>
      <text:p text:style-name="Standard">18504936</text:p>
      <text:p text:style-name="Standard">18502919</text:p>
      <text:p text:style-name="Standard">18483484</text:p>
      <text:p text:style-name="Standard">18468917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rgan Beeby</meta:initial-creator>
    <meta:creation-date>2012-05-29T08:37:43</meta:creation-date>
    <meta:document-statistic meta:table-count="0" meta:image-count="0" meta:object-count="0" meta:page-count="2" meta:paragraph-count="103" meta:word-count="103" meta:character-count="824"/>
    <dc:date>2012-05-29T08:54:58</dc:date>
    <dc:creator>Morgan Beeby</dc:creator>
    <meta:editing-duration>PT17M16S</meta:editing-duration>
    <meta:editing-cycles>1</meta:editing-cycles>
    <meta:generator>LibreOffice/3.3$Unix LibreOffice_project/330m19$Build-401</meta:generator>
  </office:meta>
</office:document-meta>
</file>